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6" style:family="table-cell" style:parent-style-name="Default" style:data-style-name="N37"/>
    <style:style style:name="ce7" style:family="table-cell" style:parent-style-name="Default" style:data-style-name="N15"/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1.714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wg" table:style-name="ta1">
        <table:table-column table:style-name="co1" table:number-columns-repeated="30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8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head_tu</text:p>
          </table:table-cell>
          <table:table-cell office:value-type="string" table:style-name="ce1">
            <text:p>hh_korr</text:p>
          </table:table-cell>
          <table:table-cell office:value-type="string" table:style-name="ce1">
            <text:p>hhsize</text:p>
          </table:table-cell>
          <table:table-cell office:value-type="string" table:style-name="ce1">
            <text:p>hhsize_tu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miete</text:p>
          </table:table-cell>
          <table:table-cell office:value-type="string" table:style-name="ce1">
            <text:p>heizkost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child11_num_tu</text:p>
          </table:table-cell>
          <table:table-cell office:value-type="string" table:style-name="ce1">
            <text:p>cnstyr</text:p>
          </table:table-cell>
          <table:table-cell office:value-type="string" table:style-name="ce1">
            <text:p>mietstuf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ertragsanteil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uhv</text:p>
          </table:table-cell>
          <table:table-cell office:value-type="string" table:style-name="ce1">
            <text:p>gross_e1</text:p>
          </table:table-cell>
          <table:table-cell office:value-type="string" table:style-name="ce1">
            <text:p>gross_e4</text:p>
          </table:table-cell>
          <table:table-cell office:value-type="string" table:style-name="ce1">
            <text:p>gross_e5</text:p>
          </table:table-cell>
          <table:table-cell office:value-type="string" table:style-name="ce1">
            <text:p>gross_e6</text:p>
          </table:table-cell>
          <table:table-cell office:value-type="string" table:style-name="ce1">
            <text:p>incometax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handcap_degree</text:p>
          </table:table-cell>
          <table:table-cell office:value-type="string" table:style-name="ce1">
            <text:p>divdy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wohngeld_basis_hh</text:p>
          </table:table-cell>
          <table:table-cell table:style-name="ce1"/>
          <table:table-cell office:value-type="string" table:style-name="ce1">
            <text:p>wg_abzuege</text:p>
          </table:table-cell>
          <table:table-cell office:value-type="string" table:style-name="ce1">
            <text:p>wg_grossY_otherinc</text:p>
          </table:table-cell>
          <table:table-cell office:value-type="string" table:style-name="ce1">
            <text:p>wginc_tu</text:p>
          </table:table-cell>
          <table:table-cell office:value-type="string" table:style-name="ce1">
            <text:p>wg_incdeduct</text:p>
          </table:table-cell>
          <table:table-cell office:value-type="string" table:style-name="ce1">
            <text:p>wg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x_rent</text:p>
          </table:table-cell>
          <table:table-cell office:value-type="string" table:style-name="ce1">
            <text:p>min_re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table:number-columns-repeated="16340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2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00" table:style-name="ce1">
            <text:p>2500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2]-(([.AL2]+([.AM2]*[.AR2])+([.AN2]*[.AQ2]))*[.AQ2]))" table:style-name="ce4">
            <text:p>58.49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2166.6666666666665" table:formula="of:=([.U2]+[.V2]+[.W2]+[.X2])/12+[.R2]+[.S2]+([.P2]*[.Q2])" table:style-name="ce5">
            <text:p>2166.67</text:p>
          </table:table-cell>
          <table:table-cell office:value-type="float" office:value="2166.6666666666665" table:formula="of:=SUM([.$AH$2:.$AH$4])" table:style-name="ce5">
            <text:p>2166.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2])*([.AI2]-[.AJ2]);0)" table:style-name="ce6">
            <text:p>1446.7</text:p>
          </table:table-cell>
          <table:table-cell office:value-type="float" office:value="0.02" table:style-name="ce1">
            <text:p>0.02</text:p>
          </table:table-cell>
          <table:table-cell office:value-type="float" office:value="3.8000000000000002E-4" table:style-name="ce7">
            <office:annotation draw:style-name="a0" svg:x="22.8166666666667in" svg:y="-0.00833333333333333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.80E-04</text:p>
          </table:table-cell>
          <table:table-cell office:value-type="float" office:value="8.2999999999999998E-5" table:style-name="ce7">
            <office:annotation draw:style-name="a1" svg:x="23.375in" svg:y="-0.00833333333333333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.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2]" table:style-name="ce6">
            <text:p>1446.7</text:p>
          </table:table-cell>
          <table:table-cell office:value-type="float" office:value="563" table:formula="of:=MIN(MAX([.I2];[.AP2]);[.AO2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3]" table:style-name="ce1">
            <text:p>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3]-(([.AL3]+([.AM3]*[.AR3])+([.AN3]*[.AQ3]))*[.AQ3]))" table:style-name="ce4">
            <text:p>58.49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formula="of:=([.U3]+[.V3]+[.W3]+[.X3])/12+[.R3]+[.S3]+([.P3]*[.Q3])" table:style-name="ce5">
            <text:p>0.00</text:p>
          </table:table-cell>
          <table:table-cell office:value-type="float" office:value="2166.6666666666665" table:formula="of:=SUM([.$AH$2:.$AH$4])" table:style-name="ce5">
            <text:p>2166.67</text:p>
          </table:table-cell>
          <table:table-cell office:value-type="float" office:value="100" table:style-name="ce1">
            <text:p>100</text:p>
          </table:table-cell>
          <table:table-cell office:value-type="float" office:value="1446.6666666666665" table:formula="of:=MAX((1-[.AG3])*([.AI3]-[.AJ3]);0)" table:style-name="ce6">
            <text:p>1446.7</text:p>
          </table:table-cell>
          <table:table-cell office:value-type="float" office:value="0.02" table:style-name="ce1">
            <text:p>0.02</text:p>
          </table:table-cell>
          <table:table-cell office:value-type="float" office:value="3.8000000000000002E-4" table:style-name="ce7">
            <office:annotation draw:style-name="a2" svg:x="22.8166666666667in" svg:y="0.166666666666667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.80E-04</text:p>
          </table:table-cell>
          <table:table-cell office:value-type="float" office:value="8.2999999999999998E-5" table:style-name="ce7">
            <office:annotation draw:style-name="a3" svg:x="23.375in" svg:y="0.166666666666667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.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3]" table:style-name="ce6">
            <text:p>1446.7</text:p>
          </table:table-cell>
          <table:table-cell office:value-type="float" office:value="563" table:formula="of:=MIN(MAX([.I3];[.AP3]);[.AO3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4]" table:style-name="ce1">
            <text:p>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58.489817777777859" table:formula="of:=1.15*([.AR4]-(([.AL4]+([.AM4]*[.AR4])+([.AN4]*[.AQ4]))*[.AQ4]))" table:style-name="ce4">
            <text:p>58.49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formula="of:=([.U4]+[.V4]+[.W4]+[.X4])/12+[.R4]+[.S4]+([.P4]*[.Q4])" table:style-name="ce5">
            <text:p>0.00</text:p>
          </table:table-cell>
          <table:table-cell office:value-type="float" office:value="2166.6666666666665" table:formula="of:=SUM([.$AH$2:.$AH$4])" table:style-name="ce5">
            <text:p>2166.67</text:p>
          </table:table-cell>
          <table:table-cell office:value-type="float" office:value="100" table:style-name="ce1">
            <office:annotation draw:style-name="a4" svg:x="21.5083333333333in" svg:y="0.383333333333333in" svg:width="1.25in" svg:height="0.75in">
              <dc:creator>ES</dc:creator>
              <text:p><text:span text:style-name="T1">Author:</text:span><text:span text:style-name="T1"/></text:p>
              <text:p><text:span text:style-name="T2">für das arbeitende Kind</text:span></text:p>
            </office:annotation>
            <text:p>100</text:p>
          </table:table-cell>
          <table:table-cell office:value-type="float" office:value="1446.6666666666665" table:formula="of:=MAX((1-[.AG4])*([.AI4]-[.AJ4]);0)" table:style-name="ce6">
            <text:p>1446.7</text:p>
          </table:table-cell>
          <table:table-cell office:value-type="float" office:value="0.02" table:style-name="ce1">
            <text:p>0.02</text:p>
          </table:table-cell>
          <table:table-cell office:value-type="float" office:value="3.8000000000000002E-4" table:style-name="ce7">
            <office:annotation draw:style-name="a5" svg:x="22.8166666666667in" svg:y="0.341666666666667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3.80E-04</text:p>
          </table:table-cell>
          <table:table-cell office:value-type="float" office:value="8.2999999999999998E-5" table:style-name="ce7">
            <office:annotation draw:style-name="a6" svg:x="23.375in" svg:y="0.341666666666667in" svg:width="1.275in" svg:height="1in">
              <dc:creator>ES</dc:creator>
              <text:p><text:span text:style-name="T1">RS:</text:span><text:span text:style-name="T1"/></text:p>
              <text:p><text:span text:style-name="T2">WoGG Anlage 1 (zu §19 (1))</text:span><text:span text:style-name="T2"/></text:p>
              <text:p><text:span text:style-name="T2">- zuletzt geändert durch BGBl Nr.38 vom 08.10.2015, S.1617</text:span><text:span text:style-name="T2"/></text:p>
              <text:p/>
            </office:annotation>
            <text:p>8.30E-05</text:p>
          </table:table-cell>
          <table:table-cell office:value-type="float" office:value="563" table:style-name="ce1">
            <text:p>563</text:p>
          </table:table-cell>
          <table:table-cell office:value-type="float" office:value="70" table:style-name="ce1">
            <text:p>70</text:p>
          </table:table-cell>
          <table:table-cell office:value-type="float" office:value="1446.6666666666665" table:formula="of:=[.AK4]" table:style-name="ce6">
            <text:p>1446.7</text:p>
          </table:table-cell>
          <table:table-cell office:value-type="float" office:value="563" table:formula="of:=MIN(MAX([.I4];[.AP4]);[.AO4])" table:style-name="ce1">
            <text:p>563</text:p>
          </table:table-cell>
          <table:table-cell table:number-columns-repeated="1634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5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800" table:style-name="ce8">
            <text:p>8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0" table:style-name="ce8">
            <text:p>10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2013" table:style-name="ce8">
            <text:p>2013</text:p>
          </table:table-cell>
          <table:table-cell office:value-type="float" office:value="194.17440000000002" table:formula="of:=1.08*([.AR5]-(([.AL5]+([.AM5]*[.AR5])+([.AN5]*[.AQ5]))*[.AQ5]))" table:style-name="ce4">
            <text:p>194.17</text:p>
          </table:table-cell>
          <table:table-cell table:style-name="ce8"/>
          <table:table-cell office:value-type="float" office:value="0.2" table:style-name="ce8">
            <text:p>0.2</text:p>
          </table:table-cell>
          <table:table-cell office:value-type="float" office:value="933.33333333333337" table:formula="of:=([.U5]+[.V5]+[.W5]+[.X5])/12+[.R5]+[.S5]+([.P5]*[.Q5])" table:style-name="ce9">
            <text:p>933.33</text:p>
          </table:table-cell>
          <table:table-cell office:value-type="float" office:value="933.33333333333337" table:formula="of:=SUM([.$AH$5:.$AH$6])" table:style-name="ce5">
            <text:p>933.33</text:p>
          </table:table-cell>
          <table:table-cell office:value-type="float" office:value="100" table:style-name="ce8">
            <office:annotation draw:style-name="a7" svg:x="21.5083333333333in" svg:y="0.566666666666667in" svg:width="1.25in" svg:height="0.75in">
              <dc:creator>ES</dc:creator>
              <text:p><text:span text:style-name="T1">Author:</text:span><text:span text:style-name="T1"/></text:p>
              <text:p><text:span text:style-name="T2">für Behinderung</text:span><text:span text:style-name="T2"/></text:p>
              <text:p/>
            </office:annotation>
            <text:p>100</text:p>
          </table:table-cell>
          <table:table-cell office:value-type="float" office:value="666.66666666666674" table:formula="of:=MAX((1-[.AG5])*([.AI5]-[.AJ5]);0)" table:style-name="ce6">
            <text:p>666.7</text:p>
          </table:table-cell>
          <table:table-cell office:value-type="float" office:value="5.7000000000000002E-2" table:style-name="ce8">
            <text:p>0.057</text:p>
          </table:table-cell>
          <table:table-cell office:value-type="float" office:value="5.7609999999999996E-4" table:style-name="ce8">
            <text:p>0.0005761</text:p>
          </table:table-cell>
          <table:table-cell office:value-type="float" office:value="6.4309999999999999E-5" table:style-name="ce8">
            <text:p>0.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5]" table:style-name="ce6">
            <text:p>666.7</text:p>
          </table:table-cell>
          <table:table-cell office:value-type="float" office:value="400" table:formula="of:=MIN(MAX([.I5];[.AP5]);[.AO5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6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10">
            <text:p>400</text:p>
          </table:table-cell>
          <table:table-cell office:value-type="float" office:value="80" table:style-name="ce10">
            <text:p>80</text:p>
          </table:table-cell>
          <table:table-cell office:value-type="boolean" office:boolean-value="false" table:formula="of:=FALSE()" table:style-name="ce10">
            <text:p>FALSCH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3" table:style-name="ce1">
            <text:p>2013</text:p>
          </table:table-cell>
          <table:table-cell office:value-type="float" office:value="194.17440000000002" table:formula="of:=1.08*([.AR6]-(([.AL6]+([.AM6]*[.AR6])+([.AN6]*[.AQ6]))*[.AQ6]))" table:style-name="ce4">
            <text:p>194.17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0" table:formula="of:=([.U6]+[.V6]+[.W6]+[.X6])/12+[.R6]+[.S6]+([.P6]*[.Q6])" table:style-name="ce5">
            <text:p>0.00</text:p>
          </table:table-cell>
          <table:table-cell office:value-type="float" office:value="933.33333333333337" table:formula="of:=SUM([.$AH$5:.$AH$6])" table:style-name="ce5">
            <text:p>933.33</text:p>
          </table:table-cell>
          <table:table-cell office:value-type="float" office:value="100" table:style-name="ce1">
            <text:p>100</text:p>
          </table:table-cell>
          <table:table-cell office:value-type="float" office:value="666.66666666666674" table:formula="of:=MAX((1-[.AG6])*([.AI6]-[.AJ6]);0)" table:style-name="ce6">
            <text:p>666.7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7609999999999996E-4" table:style-name="ce1">
            <text:p>0.0005761</text:p>
          </table:table-cell>
          <table:table-cell office:value-type="float" office:value="6.4309999999999999E-5" table:style-name="ce1">
            <text:p>0.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666.66666666666674" table:formula="of:=[.AK6]" table:style-name="ce6">
            <text:p>666.7</text:p>
          </table:table-cell>
          <table:table-cell office:value-type="float" office:value="400" table:formula="of:=MIN(MAX([.I6];[.AP6]);[.AO6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[.F7]" table:style-name="ce1">
            <text:p>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true" table:formula="of:=TRUE()" table:style-name="ce8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000" table:style-name="ce8">
            <text:p>1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8">
            <text:p>2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000" table:style-name="ce8">
            <text:p>160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80" table:style-name="ce8">
            <text:p>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9" table:style-name="ce8">
            <text:p>2009</text:p>
          </table:table-cell>
          <table:table-cell office:value-type="float" office:value="18.784535520000077" table:formula="of:=1.08*([.AR7]-(([.AL7]+([.AM7]*[.AR7])+([.AN7]*[.AQ7]))*[.AQ7]))" table:style-name="ce4">
            <text:p>18.78</text:p>
          </table:table-cell>
          <table:table-cell table:style-name="ce8"/>
          <table:table-cell office:value-type="float" office:value="0.3" table:style-name="ce8">
            <text:p>0.3</text:p>
          </table:table-cell>
          <table:table-cell office:value-type="float" office:value="1583.3333333333333" table:formula="of:=([.U7]+[.V7]+[.W7]+[.X7])/12+[.R7]+[.S7]+([.P7]*[.Q7])" table:style-name="ce9">
            <text:p>1583.33</text:p>
          </table:table-cell>
          <table:table-cell office:value-type="float" office:value="1583.3333333333333" table:formula="of:=SUM([.$AH$7:.$AH$8])" table:style-name="ce5">
            <text:p>1583.33</text:p>
          </table:table-cell>
          <table:table-cell office:value-type="float" office:value="50" table:style-name="ce8">
            <office:annotation draw:style-name="a8" svg:x="21.5083333333333in" svg:y="0.916666666666667in" svg:width="1.25in" svg:height="0.75in">
              <dc:creator>ES</dc:creator>
              <text:p><text:span text:style-name="T1">Author:</text:span><text:span text:style-name="T1"/></text:p>
              <text:p><text:span text:style-name="T2">für Alleinerziehende mit 1 Kind unter 11 Jahren</text:span><text:span text:style-name="T2"/></text:p>
              <text:p/>
            </office:annotation>
            <text:p>50</text:p>
          </table:table-cell>
          <table:table-cell office:value-type="float" office:value="1073.3333333333333" table:formula="of:=MAX((1-[.AG7])*([.AI7]-[.AJ7]);0)" table:style-name="ce6">
            <text:p>1073.3</text:p>
          </table:table-cell>
          <table:table-cell office:value-type="float" office:value="5.7000000000000002E-2" table:style-name="ce8">
            <text:p>0.057</text:p>
          </table:table-cell>
          <table:table-cell office:value-type="float" office:value="5.7609999999999996E-4" table:style-name="ce8">
            <text:p>0.0005761</text:p>
          </table:table-cell>
          <table:table-cell office:value-type="float" office:value="6.4309999999999999E-5" table:style-name="ce8">
            <text:p>0.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7]" table:style-name="ce6">
            <text:p>1073.3</text:p>
          </table:table-cell>
          <table:table-cell office:value-type="float" office:value="400" table:formula="of:=MIN(MAX([.I7];[.AP7]);[.AO7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F8]" table:style-name="ce1">
            <text:p>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400" table:style-name="ce1">
            <text:p>400</text:p>
          </table:table-cell>
          <table:table-cell office:value-type="float" office:value="80" table:style-name="ce1">
            <text:p>8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9" table:style-name="ce1">
            <text:p>2009</text:p>
          </table:table-cell>
          <table:table-cell office:value-type="float" office:value="18.784535520000077" table:formula="of:=1.08*([.AR8]-(([.AL8]+([.AM8]*[.AR8])+([.AN8]*[.AQ8]))*[.AQ8]))" table:style-name="ce4">
            <text:p>18.78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formula="of:=([.U8]+[.V8]+[.W8]+[.X8])/12+[.R8]+[.S8]+([.P8]*[.Q8])" table:style-name="ce5">
            <text:p>0.00</text:p>
          </table:table-cell>
          <table:table-cell office:value-type="float" office:value="1583.3333333333333" table:formula="of:=SUM([.$AH$7:.$AH$8])" table:style-name="ce5">
            <text:p>1583.33</text:p>
          </table:table-cell>
          <table:table-cell office:value-type="float" office:value="50" table:style-name="ce1">
            <text:p>50</text:p>
          </table:table-cell>
          <table:table-cell office:value-type="float" office:value="1073.3333333333333" table:formula="of:=MAX((1-[.AG8])*([.AI8]-[.AJ8]);0)" table:style-name="ce6">
            <text:p>1073.3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7609999999999996E-4" table:style-name="ce1">
            <text:p>0.0005761</text:p>
          </table:table-cell>
          <table:table-cell office:value-type="float" office:value="6.4309999999999999E-5" table:style-name="ce1">
            <text:p>0.00006431</text:p>
          </table:table-cell>
          <table:table-cell office:value-type="float" office:value="402" table:style-name="ce1">
            <text:p>402</text:p>
          </table:table-cell>
          <table:table-cell office:value-type="float" office:value="55" table:style-name="ce1">
            <text:p>55</text:p>
          </table:table-cell>
          <table:table-cell office:value-type="float" office:value="1073.3333333333333" table:formula="of:=[.AK8]" table:style-name="ce6">
            <text:p>1073.3</text:p>
          </table:table-cell>
          <table:table-cell office:value-type="float" office:value="400" table:formula="of:=MIN(MAX([.I8];[.AP8]);[.AO8])" table:style-name="ce1">
            <text:p>400</text:p>
          </table:table-cell>
          <table:table-cell table:number-columns-repeated="1634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formula="of:=[.F9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8">
            <text:p>850</text:p>
          </table:table-cell>
          <table:table-cell office:value-type="float" office:value="120" table:style-name="ce8">
            <text:p>120</text:p>
          </table:table-cell>
          <table:table-cell office:value-type="boolean" office:boolean-value="false" table:formula="of:=FALSE()" table:style-name="ce8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8">
            <text:p>2006</text:p>
          </table:table-cell>
          <table:table-cell office:value-type="float" office:value="508.75845025000001" table:formula="of:=([.AR9]-(([.AL9]+([.AM9]*[.AR9])+([.AN9]*[.AQ9]))*[.AQ9]))" table:style-name="ce4">
            <text:p>508.76</text:p>
          </table:table-cell>
          <table:table-cell table:style-name="ce8"/>
          <table:table-cell office:value-type="float" office:value="0.1" table:style-name="ce8">
            <text:p>0.1</text:p>
          </table:table-cell>
          <table:table-cell office:value-type="float" office:value="0" table:formula="of:=([.U9]+[.V9]+[.W9]+[.X9])/12+[.R9]+[.S9]+([.P9]*[.Q9])" table:style-name="ce9">
            <text:p>0.00</text:p>
          </table:table-cell>
          <table:table-cell office:value-type="float" office:value="0" table:formula="of:=SUM([.$AH$9:.$AH$13])" table:style-name="ce9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MAX((1-[.AG9])*([.AI9]-[.AJ9]);0)" table:style-name="ce6">
            <text:p>0.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48E-4" table:style-name="ce1">
            <text:p>0.000348</text:p>
          </table:table-cell>
          <table:table-cell office:value-type="float" office:value="2.1509999999999999E-5" table:style-name="ce7">
            <text:p>2.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.5</text:p>
          </table:table-cell>
          <table:table-cell office:value-type="float" office:value="285" table:style-name="ce6">
            <text:p>285.0</text:p>
          </table:table-cell>
          <table:table-cell office:value-type="float" office:value="580" table:formula="of:=MIN(MAX([.I9];[.AP9]);[.AO9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0]" table:style-name="ce1">
            <text:p>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0]-(([.AL10]+([.AM10]*[.AR10])+([.AN10]*[.AQ10]))*[.AQ10]))" table:style-name="ce4">
            <text:p>508.7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" table:formula="of:=([.U10]+[.V10]+[.W10]+[.X10])/12+[.R10]+[.S10]+([.P10]*[.Q10])" table:style-name="ce5">
            <text:p>0.00</text:p>
          </table:table-cell>
          <table:table-cell office:value-type="float" office:value="0" table:formula="of:=SUM([.$AH$9:.$AH$13])" table:style-name="ce5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0])*([.AI10]-[.AJ10]);0)" table:style-name="ce6">
            <text:p>0.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48E-4" table:style-name="ce1">
            <text:p>0.000348</text:p>
          </table:table-cell>
          <table:table-cell office:value-type="float" office:value="2.1509999999999999E-5" table:style-name="ce7">
            <text:p>2.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.5</text:p>
          </table:table-cell>
          <table:table-cell office:value-type="float" office:value="285" table:style-name="ce6">
            <text:p>285.0</text:p>
          </table:table-cell>
          <table:table-cell office:value-type="float" office:value="580" table:formula="of:=MIN(MAX([.I10];[.AP10]);[.AO10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1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1]-(([.AL11]+([.AM11]*[.AR11])+([.AN11]*[.AQ11]))*[.AQ11]))" table:style-name="ce4">
            <text:p>508.7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" table:formula="of:=([.U11]+[.V11]+[.W11]+[.X11])/12+[.R11]+[.S11]+([.P11]*[.Q11])" table:style-name="ce5">
            <text:p>0.00</text:p>
          </table:table-cell>
          <table:table-cell office:value-type="float" office:value="0" table:formula="of:=SUM([.$AH$9:.$AH$13])" table:style-name="ce5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1])*([.AI11]-[.AJ11]);0)" table:style-name="ce6">
            <text:p>0.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48E-4" table:style-name="ce1">
            <text:p>0.000348</text:p>
          </table:table-cell>
          <table:table-cell office:value-type="float" office:value="2.1509999999999999E-5" table:style-name="ce7">
            <text:p>2.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.5</text:p>
          </table:table-cell>
          <table:table-cell office:value-type="float" office:value="285" table:style-name="ce6">
            <text:p>285.0</text:p>
          </table:table-cell>
          <table:table-cell office:value-type="float" office:value="580" table:formula="of:=MIN(MAX([.I11];[.AP11]);[.AO11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2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2]-(([.AL12]+([.AM12]*[.AR12])+([.AN12]*[.AQ12]))*[.AQ12]))" table:style-name="ce4">
            <text:p>508.7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" table:formula="of:=([.U12]+[.V12]+[.W12]+[.X12])/12+[.R12]+[.S12]+([.P12]*[.Q12])" table:style-name="ce5">
            <text:p>0.00</text:p>
          </table:table-cell>
          <table:table-cell office:value-type="float" office:value="0" table:formula="of:=SUM([.$AH$9:.$AH$13])" table:style-name="ce5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2])*([.AI12]-[.AJ12]);0)" table:style-name="ce6">
            <text:p>0.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48E-4" table:style-name="ce1">
            <text:p>0.000348</text:p>
          </table:table-cell>
          <table:table-cell office:value-type="float" office:value="2.1509999999999999E-5" table:style-name="ce7">
            <text:p>2.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.5</text:p>
          </table:table-cell>
          <table:table-cell office:value-type="float" office:value="285" table:style-name="ce6">
            <text:p>285.0</text:p>
          </table:table-cell>
          <table:table-cell office:value-type="float" office:value="580" table:formula="of:=MIN(MAX([.I12];[.AP12]);[.AO12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F13]" table:style-name="ce1">
            <text:p>5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508.75845025000001" table:formula="of:=([.AR13]-(([.AL13]+([.AM13]*[.AR13])+([.AN13]*[.AQ13]))*[.AQ13]))" table:style-name="ce4">
            <text:p>508.7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" table:formula="of:=([.U13]+[.V13]+[.W13]+[.X13])/12+[.R13]+[.S13]+([.P13]*[.Q13])" table:style-name="ce5">
            <text:p>0.00</text:p>
          </table:table-cell>
          <table:table-cell office:value-type="float" office:value="0" table:formula="of:=SUM([.$AH$9:.$AH$13])" table:style-name="ce5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3])*([.AI13]-[.AJ13]);0)" table:style-name="ce6">
            <text:p>0.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48E-4" table:style-name="ce1">
            <text:p>0.000348</text:p>
          </table:table-cell>
          <table:table-cell office:value-type="float" office:value="2.1509999999999999E-5" table:style-name="ce7">
            <text:p>2.15E-05</text:p>
          </table:table-cell>
          <table:table-cell office:value-type="float" office:value="580" table:style-name="ce1">
            <text:p>580</text:p>
          </table:table-cell>
          <table:table-cell office:value-type="float" office:value="32.5" table:style-name="ce1">
            <text:p>32.5</text:p>
          </table:table-cell>
          <table:table-cell office:value-type="float" office:value="285" table:style-name="ce6">
            <text:p>285.0</text:p>
          </table:table-cell>
          <table:table-cell office:value-type="float" office:value="580" table:formula="of:=MIN(MAX([.I13];[.AP13]);[.AO13])" table:style-name="ce1">
            <text:p>580</text:p>
          </table:table-cell>
          <table:table-cell table:number-columns-repeated="1634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450.77994630000001" table:formula="of:=([.AR14]-(([.AL14]+([.AM14]*[.AR14])+([.AN14]*[.AQ14]))*[.AQ14]))*1.15" table:style-name="ce4">
            <text:p>450.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([.U14]+[.V14]+[.W14]+[.X14])/12+[.R14]+[.S14]+([.P14]*[.Q14])" table:style-name="ce5">
            <text:p>0.00</text:p>
          </table:table-cell>
          <table:table-cell office:value-type="float" office:value="0" table:formula="of:=SUM([.$AH$9:.$AH$13])" table:style-name="ce5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(1-[.AG14])*([.AI14]-[.AJ14]);0)" table:style-name="ce6">
            <text:p>0.0</text:p>
          </table:table-cell>
          <table:table-cell office:value-type="float" office:value="0.04" table:style-name="ce7">
            <text:p>4.00E-02</text:p>
          </table:table-cell>
          <table:table-cell office:value-type="float" office:value="6.3000000000000003E-4" table:style-name="ce7">
            <text:p>6.30E-04</text:p>
          </table:table-cell>
          <table:table-cell office:value-type="float" office:value="1.3799999999999999E-4" table:style-name="ce7">
            <text:p>1.38E-04</text:p>
          </table:table-cell>
          <table:table-cell office:value-type="float" office:value="482" table:style-name="ce1">
            <text:p>482</text:p>
          </table:table-cell>
          <table:table-cell office:value-type="float" office:value="48" table:style-name="ce1">
            <text:p>48</text:p>
          </table:table-cell>
          <table:table-cell office:value-type="float" office:value="239" table:style-name="ce6">
            <text:p>239.0</text:p>
          </table:table-cell>
          <table:table-cell office:value-type="float" office:value="482" table:formula="of:=MIN(MAX([.I14];[.AP14]);[.AO14])" table:style-name="ce1">
            <text:p>482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0" table:style-name="ce1">
            <text:p>35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00" table:style-name="ce1">
            <text:p>7000</text:p>
          </table:table-cell>
          <table:table-cell office:value-type="float" office:value="300" table:style-name="ce1">
            <text:p>30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400" table:style-name="ce1">
            <text:p>1400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41.6624683333334" table:style-name="ce4">
            <text:p>41.66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716.6666666666702" table:style-name="ce5">
            <text:p>3716.67</text:p>
          </table:table-cell>
          <table:table-cell office:value-type="float" office:value="0" table:style-name="ce1">
            <text:p>0</text:p>
          </table:table-cell>
          <table:table-cell office:value-type="float" office:value="2601.6666666666702" table:style-name="ce6">
            <text:p>2601.7</text:p>
          </table:table-cell>
          <table:table-cell office:value-type="float" office:value="-0.01" table:style-name="ce1">
            <text:p>-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6000000000000001E-5" table:style-name="ce7">
            <text:p>3.60E-05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float" office:value="2601.6666666666702" table:style-name="ce6">
            <text:p>2601.7</text:p>
          </table:table-cell>
          <table:table-cell office:value-type="float" office:value="935" table:style-name="ce1">
            <text:p>935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office:value-type="float" office:value="400" table:style-name="ce1">
            <text:p>400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1]-(([.AL21]+([.AM21]*[.AR21])+([.AN21]*[.AQ21]))*[.AQ21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3333.3333333333335" table:formula="of:=([.U21]+[.V21]+[.W21]+[.X21])/12+[.R21]+[.S21]+([.P21]*[.Q21])" table:style-name="ce5">
            <text:p>3333.33</text:p>
          </table:table-cell>
          <table:table-cell office:value-type="float" office:value="3333.3333333333335" table:formula="of:=[.AH21]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1])*([.AI21]-[.AJ21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1]" table:style-name="ce6">
            <text:p>2333.3</text:p>
          </table:table-cell>
          <table:table-cell office:value-type="float" office:value="1478" table:formula="of:=MIN(MAX([.I21];[.AP21]);[.AO21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2]-(([.AL22]+([.AM22]*[.AR22])+([.AN22]*[.AQ22]))*[.AQ22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2])*([.AI22]-[.AJ22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2]" table:style-name="ce6">
            <text:p>2333.3</text:p>
          </table:table-cell>
          <table:table-cell office:value-type="float" office:value="1478" table:formula="of:=MIN(MAX([.I22];[.AP22]);[.AO22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3]-(([.AL23]+([.AM23]*[.AR23])+([.AN23]*[.AQ23]))*[.AQ23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3])*([.AI23]-[.AJ23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3]" table:style-name="ce6">
            <text:p>2333.3</text:p>
          </table:table-cell>
          <table:table-cell office:value-type="float" office:value="1478" table:formula="of:=MIN(MAX([.I23];[.AP23]);[.AO23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4]-(([.AL24]+([.AM24]*[.AR24])+([.AN24]*[.AQ24]))*[.AQ24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4])*([.AI24]-[.AJ24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4]" table:style-name="ce6">
            <text:p>2333.3</text:p>
          </table:table-cell>
          <table:table-cell office:value-type="float" office:value="1478" table:formula="of:=MIN(MAX([.I24];[.AP24]);[.AO24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5]-(([.AL25]+([.AM25]*[.AR25])+([.AN25]*[.AQ25]))*[.AQ25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5])*([.AI25]-[.AJ25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5]" table:style-name="ce6">
            <text:p>2333.3</text:p>
          </table:table-cell>
          <table:table-cell office:value-type="float" office:value="1478" table:formula="of:=MIN(MAX([.I25];[.AP25]);[.AO25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6]-(([.AL26]+([.AM26]*[.AR26])+([.AN26]*[.AQ26]))*[.AQ26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6])*([.AI26]-[.AJ26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6]" table:style-name="ce6">
            <text:p>2333.3</text:p>
          </table:table-cell>
          <table:table-cell office:value-type="float" office:value="1478" table:formula="of:=MIN(MAX([.I26];[.AP26]);[.AO26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7]-(([.AL27]+([.AM27]*[.AR27])+([.AN27]*[.AQ27]))*[.AQ27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7])*([.AI27]-[.AJ27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7]" table:style-name="ce6">
            <text:p>2333.3</text:p>
          </table:table-cell>
          <table:table-cell office:value-type="float" office:value="1478" table:formula="of:=MIN(MAX([.I27];[.AP27]);[.AO27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8]-(([.AL28]+([.AM28]*[.AR28])+([.AN28]*[.AQ28]))*[.AQ28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8])*([.AI28]-[.AJ28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8]" table:style-name="ce6">
            <text:p>2333.3</text:p>
          </table:table-cell>
          <table:table-cell office:value-type="float" office:value="1478" table:formula="of:=MIN(MAX([.I28];[.AP28]);[.AO28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29]-(([.AL29]+([.AM29]*[.AR29])+([.AN29]*[.AQ29]))*[.AQ29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29])*([.AI29]-[.AJ29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29]" table:style-name="ce6">
            <text:p>2333.3</text:p>
          </table:table-cell>
          <table:table-cell office:value-type="float" office:value="1478" table:formula="of:=MIN(MAX([.I29];[.AP29]);[.AO29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30]-(([.AL30]+([.AM30]*[.AR30])+([.AN30]*[.AQ30]))*[.AQ30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30])*([.AI30]-[.AJ30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30]" table:style-name="ce6">
            <text:p>2333.3</text:p>
          </table:table-cell>
          <table:table-cell office:value-type="float" office:value="1478" table:formula="of:=MIN(MAX([.I30];[.AP30]);[.AO30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31]-(([.AL31]+([.AM31]*[.AR31])+([.AN31]*[.AQ31]))*[.AQ31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31])*([.AI31]-[.AJ31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31]" table:style-name="ce6">
            <text:p>2333.3</text:p>
          </table:table-cell>
          <table:table-cell office:value-type="float" office:value="1478" table:formula="of:=MIN(MAX([.I31];[.AP31]);[.AO31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32]-(([.AL32]+([.AM32]*[.AR32])+([.AN32]*[.AQ32]))*[.AQ32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32])*([.AI32]-[.AJ32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32]" table:style-name="ce6">
            <text:p>2333.3</text:p>
          </table:table-cell>
          <table:table-cell office:value-type="float" office:value="1478" table:formula="of:=MIN(MAX([.I32];[.AP32]);[.AO32])" table:style-name="ce1">
            <text:p>1478</text:p>
          </table:table-cell>
          <table:table-cell table:number-columns-repeated="1634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boolean" office:boolean-value="true" table:formula="of:=TRUE()" table:style-name="ce3">
            <text:p>WAHR</text:p>
          </table:table-cell>
          <table:table-cell office:value-type="float" office:value="2000" table:style-name="ce1">
            <text:p>2000</text:p>
          </table:table-cell>
          <table:table-cell office:value-type="float" office:value="450" table:style-name="ce1">
            <text:p>450</text:p>
          </table:table-cell>
          <table:table-cell office:value-type="boolean" office:boolean-value="false" table:formula="of:=FALSE()" table:style-name="ce3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float" office:value="1310.4436666666663" table:formula="of:=([.AR33]-(([.AL33]+([.AM33]*[.AR33])+([.AN33]*[.AQ33]))*[.AQ33]))*1.15+47" table:style-name="ce4">
            <text:p>1310.4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3333.3333333333335" table:style-name="ce5">
            <text:p>3333.33</text:p>
          </table:table-cell>
          <table:table-cell office:value-type="float" office:value="0" table:style-name="ce1">
            <text:p>0</text:p>
          </table:table-cell>
          <table:table-cell office:value-type="float" office:value="2333.3333333333335" table:formula="of:=MAX((1-[.AG33])*([.AI33]-[.AJ33]);0)" table:style-name="ce6">
            <text:p>2333.3</text:p>
          </table:table-cell>
          <table:table-cell office:value-type="float" office:value="-0.14000000000000001" table:style-name="ce7">
            <text:p>-1.40E-01</text:p>
          </table:table-cell>
          <table:table-cell office:value-type="float" office:value="1.1E-4" table:style-name="ce7">
            <text:p>1.10E-04</text:p>
          </table:table-cell>
          <table:table-cell office:value-type="float" office:value="6.0000000000000002E-5" table:style-name="ce7">
            <text:p>6.00E-05</text:p>
          </table:table-cell>
          <table:table-cell office:value-type="float" office:value="1478" table:formula="of:=750+(91*8)" table:style-name="ce1">
            <text:p>1478</text:p>
          </table:table-cell>
          <table:table-cell table:style-name="ce1"/>
          <table:table-cell office:value-type="float" office:value="2333.3333333333335" table:formula="of:=[.AK33]" table:style-name="ce6">
            <text:p>2333.3</text:p>
          </table:table-cell>
          <table:table-cell office:value-type="float" office:value="1478" table:formula="of:=MIN(MAX([.I33];[.AP33]);[.AO33])" table:style-name="ce1">
            <text:p>1478</text:p>
          </table:table-cell>
          <table:table-cell table:number-columns-repeated="16340"/>
        </table:table-row>
        <table:table-row table:style-name="ro2">
          <table:table-cell table:number-columns-repeated="30" table:style-name="ce1"/>
          <table:table-cell table:style-name="ce4"/>
          <table:table-cell table:number-columns-repeated="16353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number:number-style style:name="N37">
      <number:number number:decimal-places="1" number:min-integer-digits="1"/>
    </number:number-style>
    <style:style style:name="Erkl_228_render_32_Text_32_2" style:display-name="Erklärender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Sommer, Eric</dc:creator>
    <meta:creation-date>2006-09-16T00:00:00Z</meta:creation-date>
    <dc:date>2019-11-20T11:15:38Z</dc:date>
    <meta:template xlink:href="" xlink:type="simple"/>
    <meta:editing-cycles>6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